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dce1" officeooo:paragraph-rsid="0012dce1"/>
    </style:style>
    <style:style style:name="P2" style:family="paragraph" style:parent-style-name="Standard">
      <style:text-properties officeooo:rsid="0012dce1" officeooo:paragraph-rsid="0013bcca"/>
    </style:style>
    <style:style style:name="P3" style:family="paragraph" style:parent-style-name="Standard">
      <style:text-properties fo:font-weight="bold" officeooo:rsid="0012dce1" officeooo:paragraph-rsid="0012dce1" style:font-weight-asian="bold" style:font-weight-complex="bold"/>
    </style:style>
    <style:style style:name="P4" style:family="paragraph" style:parent-style-name="Standard">
      <style:text-properties fo:font-size="14pt" style:text-underline-style="solid" style:text-underline-width="auto" style:text-underline-color="font-color" officeooo:rsid="0012dce1" officeooo:paragraph-rsid="0012dce1" style:font-size-asian="14pt" style:font-size-complex="14pt"/>
    </style:style>
    <style:style style:name="P5" style:family="paragraph" style:parent-style-name="Standard">
      <style:text-properties fo:font-size="14pt" style:text-underline-style="solid" style:text-underline-width="auto" style:text-underline-color="font-color" officeooo:rsid="0012dce1" officeooo:paragraph-rsid="0013bcca" style:font-size-asian="14pt" style:font-size-complex="14pt"/>
    </style:style>
    <style:style style:name="P6" style:family="paragraph" style:parent-style-name="Standard">
      <style:text-properties fo:font-size="14pt" style:text-underline-style="solid" style:text-underline-width="auto" style:text-underline-color="font-color" officeooo:rsid="0012dce1" officeooo:paragraph-rsid="0013d3ea" style:font-size-asian="14pt" style:font-size-complex="14pt"/>
    </style:style>
    <style:style style:name="P7" style:family="paragraph" style:parent-style-name="Standard">
      <style:text-properties fo:font-size="10.5pt" officeooo:rsid="0012dce1" officeooo:paragraph-rsid="0013bcca" style:font-size-asian="10.5pt" style:font-size-complex="10.5pt"/>
    </style:style>
    <style:style style:name="P8" style:family="paragraph" style:parent-style-name="Standard">
      <style:text-properties fo:font-size="10.5pt" officeooo:rsid="0012dce1" officeooo:paragraph-rsid="0012dce1" style:font-size-asian="10.5pt" style:font-size-complex="10.5pt"/>
    </style:style>
    <style:style style:name="P9" style:family="paragraph" style:parent-style-name="Standard">
      <style:text-properties fo:font-size="10.5pt" officeooo:rsid="0012dce1" officeooo:paragraph-rsid="00174c00" style:font-size-asian="10.5pt" style:font-size-complex="10.5pt"/>
    </style:style>
    <style:style style:name="P10" style:family="paragraph" style:parent-style-name="Standard">
      <style:text-properties fo:font-size="10.5pt" fo:font-weight="bold" officeooo:rsid="0012dce1" officeooo:paragraph-rsid="0013bcca" style:font-size-asian="10.5pt" style:font-weight-asian="bold" style:font-size-complex="10.5pt" style:font-weight-complex="bold"/>
    </style:style>
    <style:style style:name="P11" style:family="paragraph" style:parent-style-name="Standard">
      <style:text-properties fo:font-size="10.5pt" fo:font-weight="bold" officeooo:rsid="0012dce1" officeooo:paragraph-rsid="0012dce1" style:font-size-asian="10.5pt" style:font-weight-asian="bold" style:font-size-complex="10.5pt" style:font-weight-complex="bold"/>
    </style:style>
    <style:style style:name="P12" style:family="paragraph" style:parent-style-name="Standard">
      <style:text-properties fo:font-size="10pt" officeooo:rsid="0012dce1" officeooo:paragraph-rsid="0013bcca" style:font-size-asian="10pt" style:font-size-complex="10pt"/>
    </style:style>
    <style:style style:name="P13" style:family="paragraph" style:parent-style-name="Standard">
      <style:text-properties fo:font-size="10pt" fo:font-weight="bold" officeooo:rsid="0012dce1" officeooo:paragraph-rsid="0013bcca" style:font-size-asian="10pt" style:font-weight-asian="bold" style:font-size-complex="10pt" style:font-weight-complex="bold"/>
    </style:style>
    <style:style style:name="P14" style:family="paragraph" style:parent-style-name="Footer">
      <style:paragraph-properties fo:text-align="end" style:justify-single-word="false"/>
    </style:style>
    <style:style style:name="P15" style:family="paragraph" style:parent-style-name="Standard">
      <style:text-properties fo:font-size="10.5pt" officeooo:rsid="0012dce1" officeooo:paragraph-rsid="0012dce1" style:font-size-asian="10.5pt" style:font-size-complex="10.5pt"/>
    </style:style>
    <style:style style:name="P16" style:family="paragraph" style:parent-style-name="Standard">
      <style:text-properties fo:font-size="10.5pt" officeooo:rsid="0012dce1" officeooo:paragraph-rsid="00184c59" style:font-size-asian="10.5pt" style:font-size-complex="10.5pt"/>
    </style:style>
    <style:style style:name="T1" style:family="text">
      <style:text-properties fo:font-weight="bold" style:font-weight-asian="bold" style:font-weight-complex="bold"/>
    </style:style>
    <style:style style:name="T2" style:family="text">
      <style:text-properties officeooo:rsid="0013bcca"/>
    </style:style>
    <style:style style:name="T3" style:family="text">
      <style:text-properties officeooo:rsid="0013d3ea"/>
    </style:style>
    <style:style style:name="T4" style:family="text">
      <style:text-properties officeooo:rsid="00184c59"/>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weight="normal"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cense Informatique L3</text:p>
      <text:p text:style-name="P1">Module ABP</text:p>
      <text:p text:style-name="P1">Devoirs <text:span text:style-name="T4">2</text:span></text:p>
      <text:p text:style-name="P1">Etudiant Régis Azoulay </text:p>
      <text:p text:style-name="P1"/>
      <text:p text:style-name="P4">Exercice 1</text:p>
      <text:p text:style-name="P4"/>
      <text:p text:style-name="P1"><text:span text:style-name="T6">Question 1 :</text:span> Ecrire une procédure "RechercheMiniMaxi" qui permet de rechercher la plus petite valeur MINI et la plus grande valeur MAXI du tableau TAB. On n’écrira qu’une seule boucle pour effectuer cette recherche.</text:p>
      <text:p text:style-name="P1"/>
      <text:p text:style-name="P16"><text:span text:style-name="T1">PROCEDURE</text:span> RechercheMiniMaxi (<text:span text:style-name="T1">VARIABLE</text:span> TAB:<text:span text:style-name="T1">TYPTAB</text:span><text:span text:style-name="T7">;</text:span> </text:p>
      <text:p text:style-name="P16"><text:tab/><text:tab/><text:tab/><text:tab/> <text:s text:c="7"/>DIM:<text:span text:style-name="T1">ENTIER</text:span><text:span text:style-name="T7">;</text:span> </text:p>
      <text:p text:style-name="P16"><text:span text:style-name="T1"><text:tab/><text:tab/><text:tab/><text:tab/> <text:s text:c="7"/>VARIABLE</text:span> MINI:<text:span text:style-name="T1">ENTIER</text:span><text:span text:style-name="T7">;</text:span> </text:p>
      <text:p text:style-name="P16"><text:span text:style-name="T1"><text:tab/><text:tab/><text:tab/> <text:s text:c="20"/>VARIABLE</text:span> MAXI : <text:span text:style-name="T1">ENTIER</text:span> );</text:p>
      <text:p text:style-name="P8"><text:span text:style-name="T1">DEBUT</text:span> {RechercheMiniMaxi}</text:p>
      <text:p text:style-name="P8"><text:s text:c="4"/>MINI &lt;- TAB[1] ;</text:p>
      <text:p text:style-name="P8"><text:s text:c="4"/>MAXI &lt;- TAB[1] ;</text:p>
      <text:p text:style-name="P8"><text:s text:c="4"/><text:span text:style-name="T1">POUR</text:span> I <text:span text:style-name="T1">VARIANT</text:span> <text:span text:style-name="T1">DE</text:span> 2 <text:span text:style-name="T1">A</text:span> DIM <text:span text:style-name="T1">FAIRE</text:span></text:p>
      <text:p text:style-name="P8"><text:s text:c="8"/><text:span text:style-name="T1">SI</text:span> (TAB[I] &gt; MAXI)</text:p>
      <text:p text:style-name="P8"><text:s text:c="8"/><text:span text:style-name="T1">ALORS</text:span></text:p>
      <text:p text:style-name="P8"><text:s text:c="12"/>MAXI &lt;- TAB[I] ;</text:p>
      <text:p text:style-name="P8"><text:s text:c="8"/><text:span text:style-name="T1">FIN</text:span> <text:span text:style-name="T1">SI</text:span>;</text:p>
      <text:p text:style-name="P8"><text:s text:c="8"/><text:span text:style-name="T1">SI</text:span> (TAB[I] &lt; MINI)</text:p>
      <text:p text:style-name="P8"><text:s text:c="8"/><text:span text:style-name="T1">ALORS</text:span></text:p>
      <text:p text:style-name="P8"><text:s text:c="12"/>MINI &lt;- TAB[I] ;</text:p>
      <text:p text:style-name="P8"><text:s text:c="8"/><text:span text:style-name="T1">FIN</text:span> <text:span text:style-name="T1">SI</text:span> ;</text:p>
      <text:p text:style-name="P8"><text:s text:c="4"/><text:span text:style-name="T1">FAIT</text:span> ;</text:p>
      <text:p text:style-name="P8"><text:s text:c="4"/><text:span text:style-name="T1">RENVOYER</text:span> MINI, MAXI ;</text:p>
      <text:p text:style-name="P8"><text:span text:style-name="T1">FIN</text:span> ; {RechercheMiniMaxi}</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4T22:48:24.505633362</meta:creation-date>
    <dc:date>2020-11-21T23:38:35.393625102</dc:date>
    <meta:editing-duration>PT28M40S</meta:editing-duration>
    <meta:editing-cycles>4</meta:editing-cycles>
    <meta:generator>LibreOffice/6.4.6.2$Linux_X86_64 LibreOffice_project/40$Build-2</meta:generator>
    <meta:document-statistic meta:table-count="0" meta:image-count="0" meta:object-count="0" meta:page-count="1" meta:paragraph-count="26" meta:word-count="109" meta:character-count="773" meta:non-whitespace-character-count="546"/>
  </office:meta>
</office:document-meta>
</file>